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2.8151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3.76766666666667cm"/>
    </style:style>
    <style:style style:name="co4" style:family="table-column">
      <style:table-column-properties fo:break-before="auto" style:column-width="2.053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ello Aanmaken</text:p>
          </table:table-cell>
          <table:table-cell office:value-type="string" table:style-name="ce2">
            <text:p>Wireframe</text:p>
          </table:table-cell>
          <table:table-cell office:value-type="string" table:style-name="ce1">
            <text:p>Minigam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oto's</text:p>
          </table:table-cell>
          <table:table-cell office:value-type="string" table:style-name="ce1">
            <text:p>Inhoud/inf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tijl</text:p>
          </table:table-cell>
          <table:table-cell office:value-type="string" table:style-name="ce1">
            <text:p>Animaties in de websit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Userstory</text:p>
          </table:table-cell>
          <table:table-cell table:number-columns-repeated="16381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BenLa</meta:initial-creator>
    <dc:creator>BenLassinaDiaby@gmail.com</dc:creator>
    <meta:creation-date>2022-12-08T08:23:25Z</meta:creation-date>
    <dc:date>2022-12-08T08:58:46Z</dc:date>
  </office:meta>
</office:document-meta>
</file>